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4-03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3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12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7176" calcext:value-type="float">
            <text:p>18.0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80988387097" calcext:value-type="float">
            <text:p>17.9480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4756" calcext:value-type="float">
            <text:p>18.486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19752" calcext:value-type="float">
            <text:p>19.5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3829677419" calcext:value-type="float">
            <text:p>20.135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22888" calcext:value-type="float">
            <text:p>18.92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46518709677" calcext:value-type="float">
            <text:p>17.874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52828" calcext:value-type="float">
            <text:p>17.98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40962580645" calcext:value-type="float">
            <text:p>18.124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96849655172" calcext:value-type="float">
            <text:p>18.07968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24190967742" calcext:value-type="float">
            <text:p>18.052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7110967742" calcext:value-type="float">
            <text:p>18.1027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0408" calcext:value-type="float">
            <text:p>18.2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6752" calcext:value-type="float">
            <text:p>18.2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3672" calcext:value-type="float">
            <text:p>18.3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90178064516" calcext:value-type="float">
            <text:p>18.369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0740645161" calcext:value-type="float">
            <text:p>19.028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46188" calcext:value-type="float">
            <text:p>18.514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5076129032" calcext:value-type="float">
            <text:p>18.416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8248" calcext:value-type="float">
            <text:p>18.63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06771612903" calcext:value-type="float">
            <text:p>18.740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7971428571" calcext:value-type="float">
            <text:p>18.678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5876129032" calcext:value-type="float">
            <text:p>18.675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71545806452" calcext:value-type="float">
            <text:p>18.947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22375172414" calcext:value-type="float">
            <text:p>19.0322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00229677419" calcext:value-type="float">
            <text:p>19.160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6556" calcext:value-type="float">
            <text:p>19.41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8972903226" calcext:value-type="float">
            <text:p>20.415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2157419355" calcext:value-type="float">
            <text:p>20.9482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2612" calcext:value-type="float">
            <text:p>19.26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40255483871" calcext:value-type="float">
            <text:p>18.984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30432" calcext:value-type="float">
            <text:p>18.9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01215483871" calcext:value-type="float">
            <text:p>18.990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12962857143" calcext:value-type="float">
            <text:p>18.9712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76750967742" calcext:value-type="float">
            <text:p>18.957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1006" calcext:value-type="float">
            <text:p>18.97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0224" calcext:value-type="float">
            <text:p>18.8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50722580645" calcext:value-type="float">
            <text:p>19.075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22036" calcext:value-type="float">
            <text:p>19.61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41870967742" calcext:value-type="float">
            <text:p>19.244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1063225806" calcext:value-type="float">
            <text:p>20.6381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77468" calcext:value-type="float">
            <text:p>19.15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6353548387" calcext:value-type="float">
            <text:p>18.848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48696" calcext:value-type="float">
            <text:p>18.84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34531612903" calcext:value-type="float">
            <text:p>18.8534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2254285714" calcext:value-type="float">
            <text:p>18.8942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4490322581" calcext:value-type="float">
            <text:p>18.90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1819310345" calcext:value-type="float">
            <text:p>19.03418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77982857143" calcext:value-type="float">
            <text:p>19.1777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00866666667" calcext:value-type="float">
            <text:p>19.3200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0654285714" calcext:value-type="float">
            <text:p>19.5190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62962857143" calcext:value-type="float">
            <text:p>20.8762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88373333333" calcext:value-type="float">
            <text:p>20.8388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08217142857" calcext:value-type="float">
            <text:p>19.3108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4897777778" calcext:value-type="float">
            <text:p>19.2574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9351111111" calcext:value-type="float">
            <text:p>19.30693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71816" calcext:value-type="float">
            <text:p>19.81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40506666667" calcext:value-type="float">
            <text:p>19.7940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234" calcext:value-type="float">
            <text:p>22.5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678" calcext:value-type="float">
            <text:p>19.9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1632" calcext:value-type="float">
            <text:p>19.6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7084" calcext:value-type="float">
            <text:p>21.62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38" meta:object-count="0"/>
    <meta:user-defined meta:name="AppVersion">3.0</meta:user-defined>
  </office:meta>
</office:document-meta>
</file>